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Palatino" svg:font-family="Palatino, 'Palatino Linotype', 'Book Antiqua', 'Hoefler Text', Georgia, 'Lucida Bright', Cambria, Times, 'Times New Roman', serif"/>
    <style:font-face style:name="SourceSansProRegular" svg:font-family="SourceSansProRegular, Arial, sans-serif"/>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ab-stops>
          <style:tab-stop style:position="8.5cm" style:type="center"/>
          <style:tab-stop style:position="17cm" style:type="right"/>
        </style:tab-stops>
      </style:paragraph-properties>
    </style:style>
    <style:style style:name="P2" style:family="paragraph" style:parent-style-name="Text_20_body">
      <style:paragraph-properties fo:text-align="start" style:justify-single-word="false"/>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3" style:family="paragraph" style:parent-style-name="Text_20_body">
      <style:text-properties style:font-name="Trebuchet MS"/>
    </style:style>
    <style:style style:name="P4" style:family="paragraph" style:parent-style-name="Footer">
      <style:paragraph-properties fo:text-align="end" style:justify-single-word="false"/>
    </style:style>
    <style:style style:name="P5" style:family="paragraph" style:parent-style-name="Heading_20_1">
      <style:text-properties style:font-name="Trebuchet MS"/>
    </style:style>
    <style:style style:name="P6" style:family="paragraph" style:parent-style-name="Heading_20_1">
      <style:text-properties style:font-name="Trebuchet MS"/>
    </style:style>
    <style:style style:name="P7" style:family="paragraph" style:parent-style-name="Heading_20_1">
      <style:paragraph-properties fo:break-before="page"/>
      <style:text-properties style:font-name="Trebuchet MS"/>
    </style:style>
    <style:style style:name="P8" style:family="paragraph" style:parent-style-name="Heading_20_2">
      <style:text-properties style:font-name="Trebuchet M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Text_20_body">
      <style:text-properties fo:font-variant="normal" fo:text-transform="none" fo:color="#000000" style:text-line-through-style="none" style:font-name="Trebuchet MS" fo:font-size="11.25pt" fo:font-style="normal" style:text-underline-style="none" fo:font-weight="normal" style:text-blinking="false" fo:background-color="transparent"/>
    </style:style>
    <style:style style:name="P12" style:family="paragraph" style:parent-style-name="Text_20_body">
      <style:text-properties style:font-name="Trebuchet MS"/>
    </style:style>
    <style:style style:name="P13" style:family="paragraph" style:parent-style-name="Text_20_body">
      <style:text-properties style:font-name="Trebuchet MS" fo:font-weight="bold" style:font-weight-asian="bold" style:font-weight-complex="bold"/>
    </style:style>
    <style:style style:name="P14" style:family="paragraph" style:parent-style-name="Text_20_body">
      <style:text-properties fo:color="#000000" style:font-name="Trebuchet MS"/>
    </style:style>
    <style:style style:name="P15" style:family="paragraph" style:parent-style-name="Text_20_body">
      <style:text-properties fo:color="#000000" style:font-name="Trebuchet MS" fo:font-size="12pt" fo:font-weight="normal" style:font-size-asian="12pt" style:font-weight-asian="normal" style:font-size-complex="12pt" style:font-weight-complex="normal"/>
    </style:style>
    <style:style style:name="P16" style:family="paragraph" style:parent-style-name="Text_20_body">
      <style:paragraph-properties fo:margin-top="0cm" fo:margin-bottom="0cm" fo:line-height="138%" style:writing-mode="lr-tb"/>
      <style:text-properties fo:font-variant="normal" fo:text-transform="none" fo:color="#000000" style:text-line-through-style="none" style:font-name="Trebuchet MS" fo:font-size="11.25pt" fo:font-style="normal" style:text-underline-style="none" fo:font-weight="normal" style:text-blinking="false" fo:background-color="transparent"/>
    </style:style>
    <style:style style:name="P17" style:family="paragraph" style:parent-style-name="Text_20_body" style:list-style-name="L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Trebuchet MS" fo:font-size="11.25pt" fo:font-style="normal" style:text-underline-style="none" fo:font-weight="normal" style:text-blinking="false" fo:background-color="transparent"/>
    </style:style>
    <style:style style:name="P18" style:family="paragraph" style:parent-style-name="Text_20_body" style:list-style-name="L1">
      <style:paragraph-properties fo:margin-top="0cm" fo:margin-bottom="0cm" fo:background-color="transparent" style:writing-mode="lr-tb">
        <style:background-image/>
      </style:paragraph-properties>
      <style:text-properties style:font-name="Trebuchet M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Heading_20_4">
      <style:text-properties style:font-name="Trebuchet MS" style:text-underline-style="solid" style:text-underline-width="auto" style:text-underline-color="font-color" fo:font-weight="bold" style:font-weight-asian="bold" style:font-weight-complex="bold"/>
    </style:style>
    <style:style style:name="P21" style:family="paragraph" style:parent-style-name="Heading_20_4">
      <style:text-properties style:text-underline-style="solid" style:text-underline-width="auto" style:text-underline-color="font-color" fo:font-weight="bold" style:font-weight-asian="bold" style:font-weight-complex="bold"/>
    </style:style>
    <style:style style:name="P22" style:family="paragraph" style:parent-style-name="Heading_20_3">
      <style:text-properties style:font-name="Trebuchet MS"/>
    </style:style>
    <style:style style:name="T1"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2" style:family="text">
      <style:text-properties fo:font-variant="normal" fo:text-transform="none" fo:font-size="12pt" fo:letter-spacing="normal" fo:font-style="normal" style:text-underline-style="none"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style:font-style-asian="normal" style:font-style-complex="normal"/>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font-name="Trebuchet MS"/>
    </style:style>
    <style:style style:name="T8" style:family="text">
      <style:text-properties style:font-name="Trebuchet MS" fo:font-style="normal" style:text-underline-style="none"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des matières</text:p>
          </text:index-title>
          <text:p text:style-name="P9">Introduction<text:tab/>2</text:p>
          <text:p text:style-name="P10">État de la question<text:tab/>2</text:p>
          <text:p text:style-name="P10">Délimitation du projet<text:tab/>2</text:p>
          <text:p text:style-name="P10">Problèmes rencontrés lors du développement<text:tab/>2</text:p>
          <text:p text:style-name="P10">Définition de quelques concepts<text:tab/>3</text:p>
          <text:p text:style-name="P9">Première partie : Approche théorique et technique<text:tab/>4</text:p>
          <text:p text:style-name="P10">Outils et méthodes utilisés<text:tab/>4</text:p>
          <text:p text:style-name="P19">La méthode UML<text:tab/>4</text:p>
        </text:index-body>
      </text:table-of-content>
      <text:p text:style-name="P3"/>
      <text:h text:style-name="P7" text:outline-level="1">Introduction</text:h>
      <text:h text:style-name="P8" text:outline-level="2">État de la question</text:h>
      <text:p text:style-name="P11"><text:bookmark text:name="docs-internal-guid-3dcecaa6-a329-1d0b-1433-aec472b5c654"/>Le sujet que je vais aborder dans ce travail de TFE sera la “Conception d’une plateforme de gestion de services d’assistance”.</text:p>
      <text:p text:style-name="P3"/>
      <text:p text:style-name="P16">Il existe sur le web plusieurs solutions, appelées “systèmes de ticketing”, qui répondent à la demande de logiciel de gestion de services d’assistance.</text:p>
      <text:p text:style-name="P3"/>
      <text:p text:style-name="P16">Lors de mon stage en entreprise, j’ai eu pour tâche de développer une application web permettant de gérer en ligne des tickets concernant des appartements habités par les utilisateurs de cette plateforme.</text:p>
      <text:p text:style-name="P3"/>
      <text:p text:style-name="P16">Il existe d’autres exemple de plateformes déjà existantes, tel que “Mantis Bug Tracker”<text:note text:id="ftn1" text:note-class="footnote"><text:note-citation>1</text:note-citation><text:note-body><text:p text:style-name="Footnote">https://www.mantisbt.org/</text:p></text:note-body></text:note>, qui se focalise quant à elle sur l’assistance au développement d’applications informatique.</text:p>
      <text:p text:style-name="P3"/>
      <text:p text:style-name="P16">J’ai abordé ce sujet de TFE avec plusieurs problêmes en tête:</text:p>
      <text:list xml:id="list4248077265783932946" text:style-name="L1">
        <text:list-item>
          <text:p text:style-name="P17">La vitesse d’exécution du framework utilisé lors de mon stage<text:note text:id="ftn2" text:note-class="footnote"><text:note-citation>2</text:note-citation><text:note-body><text:p text:style-name="Footnote">« YII » : http://www.yiiframework.com/</text:p></text:note-body></text:note> s’avérait être très lent, malgré l’utilisation rigoureuse des best-practices préconisés par les créateurs dudit framework.</text:p>
        </text:list-item>
        <text:list-item>
          <text:p text:style-name="P17">La flexibilité de ces différentes plateformes reste assez limitée, j’aimerais créer une plateforme extensible à souhait, pouvant se métamorphoser en une plateforme adaptée aux besoins de ses utilisateurs.</text:p>
        </text:list-item>
        <text:list-item>
          <text:p text:style-name="P18"><text:span text:style-name="T1">J’aimerais ajouter une capacité d’ubiquité à ma plateforme en lui ajoutant une application Android permettant de créer et/ou gérer des tickets, peu importe la localisation de ses utilisateurs.</text:span></text:p>
        </text:list-item>
      </text:list>
      <text:h text:style-name="P8" text:outline-level="2">Délimitation du projet</text:h>
      <text:p text:style-name="Text_20_body"><text:span text:style-name="T7"/></text:p>
      <text:h text:style-name="P8" text:outline-level="2">Définition de quelques concepts</text:h>
      <text:p text:style-name="P13">Service d'assistance <text:span text:style-name="T6">: service offert par l'entreprise propriétaire de la plateforme pour mettre en relation utilisateurs de ladite plateforme et entreprises étant susceptible de résoudre le problème rencontré par l'utilisateur.</text:span></text:p>
      <text:p text:style-name="P13">Ticket <text:span text:style-name="T6">: Un ticket est une demande d'assistance émise par l'utilisateur de la plateforme.</text:span></text:p>
      <text:p text:style-name="P13"><text:soft-page-break/>Administrateur <text:span text:style-name="T6">: </text:span><text:span text:style-name="T3">Dans le cas de cette application, l'administrateur est la/les personnes en charge du backend de l'application. (Base de données, code, ...)</text:span></text:p>
      <text:p text:style-name="P13"><text:span text:style-name="T4">Gestionnaire de tickets </text:span><text:span text:style-name="T3">: La ou les personne(s) chargée(s) de donner suite aux demandes d'assistance (tickets) émises par les utilisateurs sur la plateforme.</text:span></text:p>
      <text:p text:style-name="P13"><text:span text:style-name="T4">Utilisateur </text:span><text:span text:style-name="T3">: Est un utilisateur « lambda » de la plateforme, n'ayant aucune permission spéciale dans le système.</text:span></text:p>
      <text:p text:style-name="P13"><text:span text:style-name="T4">Django </text:span><text:span text:style-name="T3">: Le framework utilisé pour construire la nouvelle plateforme de ticketing</text:span></text:p>
      <text:h text:style-name="P5" text:outline-level="1"><text:span text:style-name="T3"/></text:h>
      <text:h text:style-name="P7" text:outline-level="1"><text:span text:style-name="T3">Première partie : Approche théorique et technique</text:span></text:h>
      <text:h text:style-name="P8" text:outline-level="2"><text:span text:style-name="T3">Outils et méthodes utilisés</text:span></text:h>
      <text:p text:style-name="Text_20_body"><text:span text:style-name="T8">Environnement de travail : IDE PyCharm – community edition de JetBrains.</text:span><text:span text:style-name="T8"><text:note text:id="ftn3" text:note-class="footnote"><text:note-citation>3</text:note-citation><text:note-body><text:p text:style-name="Footnote">https://www.jetbrains.com/pycharm/</text:p></text:note-body></text:note></text:span></text:p>
      <text:h text:style-name="P22" text:outline-level="3"><text:span text:style-name="T3">La méthode UML</text:span></text:h>
      <text:h text:style-name="P22" text:outline-level="3"><text:span text:style-name="T3">Langage de programmation utilisé : Python</text:span></text:h>
      <text:p text:style-name="P14"><text:span text:style-name="T3">« </text:span><text:span text:style-name="T2">Python is an interpreted, object-oriented, high-level programming language with dynamic semantics. Its high-level built in data structures, combined with dynamic typing and dynamic binding, make it very attractive for Rapid Application Development [...] </text:span><text:span text:style-name="T2">»</text:span><text:span text:style-name="T2"><text:note text:id="ftn0" text:note-class="footnote"><text:note-citation>4</text:note-citation><text:note-body><text:p text:style-name="Footnote"><text:a xlink:type="simple" xlink:href="https://www.python.org/doc/essays/blurb/" text:style-name="Internet_20_link" text:visited-style-name="Visited_20_Internet_20_Link">https://www.python.org/doc/essays/blurb/</text:a></text:p></text:note-body></text:note></text:span></text:p>
      <text:p text:style-name="P14"><text:span text:style-name="T2">Pourquoi ai-je choisi Python ? </text:span></text:p>
      <text:p text:style-name="P14"><text:span text:style-name="T2">Je connais bien Python en tant que langage de programmation. Je l'utilise souvent pour créer des scripts de tout type. C'est un langage très flexible et adaptable à de nombreuses situations.</text:span></text:p>
      <text:p text:style-name="P14"><text:span text:style-name="T2">C'est pourquoi j'ai voulu approfondir ma connaissance de ce langage en lui découvrant une nouvelle facette : La programmation web.</text:span></text:p>
      <text:h text:style-name="P22" text:outline-level="3"><text:span text:style-name="T3">Le framework utilisé : Django</text:span></text:h>
      <text:p text:style-name="P15"><text:span text:style-name="T4">Django est un framework orienté web créé en Python.</text:span></text:p>
      <text:p text:style-name="P15"><text:span text:style-name="T4">Ce framework permet le développement non seulement rapide, mais aussi modulaire d'applications web, enlevant à cette occasion la nécéssité de « réinventer la roue ».</text:span></text:p>
      <text:h text:style-name="P20" text:outline-level="4"><text:span text:style-name="T5">Fonctionnement de Django</text:span></text:h>
      <text:p text:style-name="Text_20_body"><text:span text:style-name="T8">Django est un framework suivant l'architecture MVC. Le site web est consistué de vues, appelés « templates », de modèles, et de contrôleurs.</text:span></text:p>
      <text:p text:style-name="Text_20_body"><text:span text:style-name="T8">À noter que le fichier contenant le code contrôleurs s'appelle « views.py » par convention, ce qui est déroutant lorsqu'on apprend à utiliser ce framework.</text:span></text:p>
      <text:p text:style-name="P3"><text:span text:style-name="T3">Django utilise par défaut une base de données de type SQLite, ce qui permet un déploiement rapide de l'application développée, mais restreint le nombre d'utilisateurs concurrents. (Voir le sous-chapitre suivant : SQLite versus MySQL)</text:span></text:p>
      <text:p text:style-name="P3"><text:span text:style-name="T3">Il est possible cependant d'utiliser d'autres types de base de données avec ce framework, et ce grâce à des « addons » créés soit par la communauté, soit par les développeurs de Django.</text:span></text:p>
      <text:h text:style-name="P21" text:outline-level="4"><text:soft-page-break/><text:span text:style-name="T5">SQLite versus MySQL</text:span></text:h>
      <text:p text:style-name="P3"><text:span text:style-name="T3">SQLite est un type de base de données léger, stocké dans un fichier « .db », ce qui rend cette base de données portable : Un simple copier-coller la relocalise. C'est une très bonne base de données pour tester les applications en développement.</text:span></text:p>
      <text:p text:style-name="P3"><text:span text:style-name="T3">Cependant, SQLite ne possède aucun système de gestion des utilisateurs SQL, de fait il n'y a qu'un seul utilisateur, en tout et pour tout, pouvant effectuer des opérations sur la base de données SQLite.</text:span></text:p>
      <text:p text:style-name="P3"><text:span text:style-name="T3">Cela veut donc dire, aucune connection concurrente possible, et donc perte de performances lors de l'accès à la DB, que ce soit en lecture ou en écriture.</text:span></text:p>
      <text:p text:style-name="P3"><text:span text:style-name="T3">Il est donc sage de penser à la migration depuis une base de donnée type SQLite vers une base de données MySQL, celle-ci prenant en charge la concurrence de plusieurs connections simultannées à ses tables.</text:span></text:p>
      <text:h text:style-name="Heading_20_1" text:outline-level="1"><text:span text:style-name="T3">Deuxième partie : Implémentation des différentes applications</text:span></text:h>
      <text:p text:style-name="Text_20_body"><text:span text:style-name="T3"/></text:p>
      <text:h text:style-name="Heading_20_1" text:outline-level="1"><text:span text:style-name="T3">Conclusion</text:span></text:h>
      <text:h text:style-name="P5" text:outline-level="1"><text:span text:style-name="T3">Bibliographie</text:span></text:h>
      <text:p text:style-name="Text_20_body"><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Palatino" svg:font-family="Palatino, 'Palatino Linotype', 'Book Antiqua', 'Hoefler Text', Georgia, 'Lucida Bright', Cambria, Times, 'Times New Roman', serif"/>
    <style:font-face style:name="SourceSansProRegular" svg:font-family="SourceSansProRegular, Arial, sans-serif"/>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8.5cm" style:type="center"/>
          <style:tab-stop style:position="17cm" style:type="right"/>
        </style:tab-stops>
      </style:paragraph-properties>
    </style:style>
    <style:style style:name="MP2" style:family="paragraph" style:parent-style-name="Text_20_body">
      <style:paragraph-properties fo:text-align="start" style:justify-single-word="false"/>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initial-creator>Emmanuel CAPELLE</text:initial-creator><text:tab/><text:tab/><text:page-number text:select-page="current">5</text:page-number> / <text:page-count>5</text:page-count></text:p>
        <text:p text:style-name="MP2"><text:title>Conception d’une plateforme de gestion de services d’assistance</text:title></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19T19:58:43.49</meta:creation-date>
    <meta:editing-duration>PT1H59M9S</meta:editing-duration>
    <meta:editing-cycles>55</meta:editing-cycles>
    <meta:generator>OpenOffice/4.1.1$Win32 OpenOffice.org_project/411m6$Build-9775</meta:generator>
    <dc:subject>Conception d’une plateforme de gestion de services d’assistance</dc:subject>
    <dc:title>Conception d’une plateforme de gestion de services d’assistance</dc:title>
    <meta:initial-creator>Emmanuel CAPELLE</meta:initial-creator>
    <dc:date>2015-02-19T22:28:06.74</dc:date>
    <dc:creator>Emmanuel CAPELLE</dc:creator>
    <meta:document-statistic meta:table-count="0" meta:image-count="0" meta:object-count="0" meta:page-count="5" meta:paragraph-count="58" meta:word-count="826" meta:character-count="5394"/>
  </office:meta>
</office:document-meta>
</file>